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1cm" fo:min-width="2.36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4.7cm" draw:shadow="hidden"/>
    </style:style>
    <style:style style:name="gr3" style:family="graphic" style:parent-style-name="objectwithoutfill">
      <style:graphic-properties draw:marker-end="Arrow" draw:marker-end-width="0.3cm" draw:fill="none" draw:textarea-horizontal-align="left" draw:textarea-vertical-align="top" draw:shadow="hidden"/>
    </style:style>
    <style:style style:name="gr4" style:family="graphic" style:parent-style-name="objectwithoutfill">
      <style:graphic-properties draw:marker-end="Arrow" draw:marker-end-width="0.3cm" draw:fill="none" draw:textarea-horizontal-align="right" draw:textarea-vertical-align="botto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4.7cm" svg:height="3cm" svg:x="6.6cm" svg:y="1.3cm">
          <text:p text:style-name="P1">Base de </text:p>
          <text:p text:style-name="P1">donnée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1" draw:id="id1" draw:layer="layout" svg:width="5.2cm" svg:height="3cm" svg:x="6.4cm" svg:y="9.1cm">
          <text:p text:style-name="P1">Programme de </text:p>
          <text:p text:style-name="P1">Ges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cm" svg:y1="9.1cm" svg:x2="8.471cm" svg:y2="4.3cm" draw:start-shape="id1" draw:start-glue-point="4" draw:end-shape="id2" draw:end-glue-point="7" svg:d="M9000 9100v-2399h-529v-2401" svg:viewBox="0 0 530 4801">
          <text:p text:style-name="P1">Ecrire profil</text:p>
          <text:p text:style-name="P1">Ecrire Bande</text:p>
        </draw:connector>
        <draw:connector draw:style-name="gr4" draw:text-style-name="P2" draw:layer="layout" draw:line-skew="4.598cm" svg:x1="10.822cm" svg:y1="2.8cm" svg:x2="11.6cm" svg:y2="10.6cm" draw:start-shape="id2" draw:start-glue-point="9" draw:end-shape="id1" svg:d="M10822 2800h5878v7800h-5100" svg:viewBox="0 0 5879 7801">
          <text:p text:style-name="P2">Envoie les infos</text:p>
          <text:p text:style-name="P2"><text:s/>a l'applicatio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0T23:11:32.953194215</meta:creation-date>
    <dc:date>2016-05-10T23:30:42.625451232</dc:date>
    <meta:editing-duration>PT3M21S</meta:editing-duration>
    <meta:editing-cycles>1</meta:editing-cycles>
    <meta:document-statistic meta:object-count="4"/>
    <meta:generator>LibreOffice/4.3.3.2$Linux_x86 LibreOffice_project/430m0$Build-2</meta:generator>
  </office:meta>
</office:document-meta>
</file>